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8adc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102886287328" text:id="ct10610288628732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86287536" text:id="ct10610288628753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86287744" text:id="ct1061028862877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86287952" text:id="ct1061028862879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102886288160" text:id="ct10610288628816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86288368" text:id="ct1061028862883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102886287328"/><text:change-start text:change-id="ct106102886287536"/>Adopt<text:change-end text:change-id="ct106102886287536"/>ed<text:change-start text:change-id="ct106102886287744"/> as a <text:change-end text:change-id="ct106102886287744"/>NMRA <text:change-start text:change-id="ct106102886287952"/>Standard<text:change-end text:change-id="ct106102886287952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86288160"/><text:change-start text:change-id="ct106102886288368"/>Version History<text:change-end text:change-id="ct1061028862883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8adc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3:26.636846694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0.4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1M57S</meta:editing-duration>
    <meta:generator>LibreOffice/4.4.0.3$MacOSX_X86_64 LibreOffice_project/de093506bcdc5fafd9023ee680b8c60e3e0645d7</meta:generator>
    <dc:date>2015-02-24T17:33:26.529359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51" meta:non-whitespace-character-count="383"/>
  </office:meta>
</office:document-meta>
</file>